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000000" draw:textarea-horizontal-align="justify" draw:textarea-vertical-align="middle" draw:auto-grow-height="false" fo:min-height="0.65cm" fo:min-width="12.8cm"/>
    </style:style>
    <style:style style:name="gr2" style:family="graphic" style:parent-style-name="standard">
      <style:graphic-properties svg:stroke-width="0.05cm" svg:stroke-color="#ff9900" draw:marker-start-width="0.275cm" draw:marker-end-width="0.275cm" draw:fill="none" draw:fill-color="#000000" draw:textarea-horizontal-align="justify" draw:textarea-vertical-align="middle" draw:auto-grow-height="false" fo:min-height="0.6cm" fo:min-width="3.9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9900" draw:marker-start-width="0.275cm" draw:marker-end-width="0.275cm" draw:fill="none" draw:fill-color="#000000" draw:textarea-horizontal-align="justify" draw:textarea-vertical-align="middle" draw:auto-grow-height="false" fo:min-height="0.65cm" fo:min-width="4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9900" draw:marker-start-width="0.275cm" draw:marker-end-width="0.275cm" draw:fill="none" draw:fill-color="#000000" draw:textarea-horizontal-align="justify" draw:textarea-vertical-align="middle" draw:auto-grow-height="false" fo:min-height="0.65cm" fo:min-width="4.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000000" draw:textarea-horizontal-align="justify" draw:textarea-vertical-align="middle" draw:auto-grow-height="false" fo:min-height="0.65cm" fo:min-width="4.6cm"/>
    </style:style>
    <style:style style:name="gr6" style:family="graphic" style:parent-style-name="standard">
      <style:graphic-properties draw:stroke="none" svg:stroke-color="#000000" draw:fill="none" draw:fill-color="#000000" draw:textarea-horizontal-align="justify" draw:textarea-vertical-align="middle" draw:auto-grow-height="false" fo:min-height="0.65cm" fo:min-width="5.6cm"/>
    </style:style>
    <style:style style:name="gr7" style:family="graphic" style:parent-style-name="objectwithoutfill">
      <style:graphic-properties svg:stroke-width="0.05cm" svg:stroke-color="#3e6585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3e6585" draw:marker-start-width="0.275cm" draw:marker-end="Arrow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35cm" fo:min-width="0.2cm"/>
    </style:style>
    <style:style style:name="gr10" style:family="graphic" style:parent-style-name="objectwithoutfill">
      <style:graphic-properties svg:stroke-width="0.05cm" svg:stroke-color="#3e6585" draw:marker-start-width="0.2cm" draw:marker-end="Arrow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  <style:text-properties fo:color="#3e6585"/>
    </style:style>
    <style:style style:name="P3" style:family="paragraph">
      <loext:graphic-properties draw:fill="none" draw:fill-color="#000000"/>
      <style:paragraph-properties fo:text-align="center"/>
      <style:text-properties fo:color="#3e6585" style:font-name="DejaVu Sans"/>
    </style:style>
    <style:style style:name="P4" style:family="paragraph">
      <loext:graphic-properties draw:fill="none" draw:fill-color="#000000"/>
      <style:paragraph-properties fo:text-align="center"/>
      <style:text-properties fo:color="#3e6585" style:font-name="Cantarell"/>
    </style:style>
    <style:style style:name="P5" style:family="paragraph">
      <loext:graphic-properties draw:fill="none" draw:fill-color="#000000"/>
      <style:paragraph-properties fo:text-align="center"/>
      <style:text-properties fo:color="#3e6585" style:font-name="Fira San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3e658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3.3cm" svg:height="0.9cm" svg:x="4.9cm" svg:y="5.7cm">
          <text:p text:style-name="P1"><text:span text:style-name="T1">Input features (42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5cm" svg:height="0.9cm" svg:x="2.9cm" svg:y="8cm">
          <text:p text:style-name="P1"><text:span text:style-name="T1">Dense (tanh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5cm" svg:height="0.9cm" svg:x="2.9cm" svg:y="10.2cm">
          <text:p text:style-name="P1"><text:span text:style-name="T1">GRU (tanh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5.1cm" svg:height="0.9cm" svg:x="2.6cm" svg:y="12.4cm">
          <text:p text:style-name="P1"><text:span text:style-name="T1">Dense (sigmoid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4.5cm" svg:height="0.9cm" svg:x="8.5cm" svg:y="12.4cm">
          <text:p text:style-name="P1"><text:span text:style-name="T1">GRU (rel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4.5cm" svg:height="0.9cm" svg:x="11.5cm" svg:y="14.8cm">
          <text:p text:style-name="P1"><text:span text:style-name="T1">GRU (tanh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5.1cm" svg:height="0.9cm" svg:x="11.2cm" svg:y="16.7cm">
          <text:p text:style-name="P1"><text:span text:style-name="T1">Dense (sigmoid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5.1cm" svg:height="0.9cm" svg:x="2.6cm" svg:y="18.8cm">
          <text:p text:style-name="P1"><text:span text:style-name="T1">VAD output (1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6.1cm" svg:height="0.9cm" svg:x="10.7cm" svg:y="18.8cm">
          <text:p text:style-name="P1"><text:span text:style-name="T1">Gains outputs (22)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-0.088cm" svg:x1="11.55cm" svg:y1="6.6cm" svg:x2="5.15cm" svg:y2="8cm" draw:start-shape="id1" draw:start-glue-point="2" draw:end-shape="id2" draw:end-glue-point="0" svg:d="M11550 6600v600h-6400v800" svg:viewBox="0 0 6401 1401">
          <text:p/>
        </draw:connector>
        <draw:connector draw:style-name="gr8" draw:text-style-name="P6" draw:layer="layout" svg:x1="5.15cm" svg:y1="8.9cm" svg:x2="5.15cm" svg:y2="10.2cm" draw:start-shape="id2" draw:start-glue-point="2" draw:end-shape="id3" draw:end-glue-point="0" svg:d="M5150 8900v1300" svg:viewBox="0 0 1 1301">
          <text:p/>
        </draw:connector>
        <draw:connector draw:style-name="gr7" draw:text-style-name="P6" draw:layer="layout" svg:x1="11.55cm" svg:y1="6.6cm" svg:x2="11.55cm" svg:y2="12.4cm" draw:start-shape="id1" draw:start-glue-point="2" draw:end-shape="id4" draw:end-glue-point="0" svg:d="M11550 6600v5800" svg:viewBox="0 0 1 5801">
          <text:p/>
        </draw:connector>
        <draw:connector draw:style-name="gr7" draw:text-style-name="P6" draw:layer="layout" svg:x1="5.15cm" svg:y1="11.1cm" svg:x2="5.15cm" svg:y2="12.4cm" draw:start-shape="id3" draw:start-glue-point="2" draw:end-shape="id5" draw:end-glue-point="0" svg:d="M5150 11100v1300" svg:viewBox="0 0 1 1301">
          <text:p/>
        </draw:connector>
        <draw:connector draw:style-name="gr7" draw:text-style-name="P6" draw:layer="layout" svg:x1="5.15cm" svg:y1="13.3cm" svg:x2="5.15cm" svg:y2="18.8cm" draw:start-shape="id5" draw:start-glue-point="2" draw:end-shape="id6" draw:end-glue-point="0" svg:d="M5150 13300v5500" svg:viewBox="0 0 1 5501">
          <text:p/>
        </draw:connector>
        <draw:connector draw:style-name="gr7" draw:text-style-name="P6" draw:layer="layout" svg:x1="13.75cm" svg:y1="15.7cm" svg:x2="13.75cm" svg:y2="16.7cm" draw:start-shape="id7" draw:start-glue-point="2" draw:end-shape="id8" draw:end-glue-point="0" svg:d="M13750 15700v1000" svg:viewBox="0 0 1 1001">
          <text:p/>
        </draw:connector>
        <draw:connector draw:style-name="gr7" draw:text-style-name="P6" draw:layer="layout" svg:x1="13.75cm" svg:y1="17.6cm" svg:x2="13.75cm" svg:y2="18.8cm" draw:start-shape="id8" draw:start-glue-point="2" draw:end-shape="id9" svg:d="M13750 17600v1200" svg:viewBox="0 0 1 1201">
          <text:p/>
        </draw:connector>
        <draw:custom-shape draw:style-name="gr9" draw:text-style-name="P6" xml:id="id4" draw:id="id4" draw:layer="layout" svg:width="0.7cm" svg:height="0.6cm" svg:x="11.2cm" svg:y="12.4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-1.2cm" svg:x1="5.15cm" svg:y1="8.9cm" svg:x2="10.75cm" svg:y2="12.4cm" draw:start-shape="id2" draw:start-glue-point="2" draw:end-shape="id10" draw:end-glue-point="0" svg:d="M5150 8900v550h5600v2950" svg:viewBox="0 0 5601 3501">
          <text:p/>
        </draw:connector>
        <draw:custom-shape draw:style-name="gr9" draw:text-style-name="P6" xml:id="id12" draw:id="id12" draw:layer="layout" svg:width="0.7cm" svg:height="0.6cm" svg:x="9.6cm" svg:y="12.4cm">
          <text:p/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line-skew="-1.55cm" svg:x1="5.15cm" svg:y1="11.1cm" svg:x2="13.75cm" svg:y2="14.8cm" draw:start-shape="id3" draw:start-glue-point="2" draw:end-shape="id7" draw:end-glue-point="0" svg:d="M5150 11100v300h8600v3400" svg:viewBox="0 0 8601 3701">
          <text:p/>
        </draw:connector>
        <draw:connector draw:style-name="gr8" draw:text-style-name="P6" draw:layer="layout" draw:line-skew="-0.163cm" svg:x1="10.75cm" svg:y1="13.3cm" svg:x2="13.15cm" svg:y2="14.8cm" draw:start-shape="id10" draw:start-glue-point="2" draw:end-shape="id11" draw:end-glue-point="0" svg:d="M10750 13300v600h2400v900" svg:viewBox="0 0 2401 1501">
          <text:p/>
        </draw:connector>
        <draw:custom-shape draw:style-name="gr9" draw:text-style-name="P6" xml:id="id11" draw:id="id11" draw:layer="layout" svg:width="0.7cm" svg:height="0.6cm" svg:x="12.8cm" svg:y="1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3" draw:id="id13" draw:layer="layout" svg:width="0.7cm" svg:height="0.6cm" svg:x="14cm" svg:y="14.8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-0.363cm" svg:x1="5.15cm" svg:y1="11.1cm" svg:x2="9.95cm" svg:y2="12.4cm" draw:start-shape="id3" draw:start-glue-point="2" draw:end-shape="id12" draw:end-glue-point="0" svg:d="M5150 11100v300h4800v1000" svg:viewBox="0 0 4801 1301">
          <text:p/>
        </draw:connector>
        <draw:connector draw:style-name="gr10" draw:text-style-name="P6" draw:layer="layout" draw:line-skew="-3.5cm" svg:x1="11.55cm" svg:y1="6.6cm" svg:x2="14.35cm" svg:y2="14.8cm" draw:start-shape="id1" draw:start-glue-point="2" draw:end-shape="id13" draw:end-glue-point="0" svg:d="M11550 6600v600h2800v7600" svg:viewBox="0 0 2801 8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16:50:02.986029896</meta:creation-date>
    <dc:date>2017-08-19T02:57:52.325684069</dc:date>
    <meta:editing-duration>PT22M51S</meta:editing-duration>
    <meta:editing-cycles>8</meta:editing-cycles>
    <meta:generator>LibreOffice/5.1.6.2.0$Linux_X86_64 LibreOffice_project/10$Build-2</meta:generator>
    <meta:document-statistic meta:object-count="25"/>
  </office:meta>
</office:document-meta>
</file>